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896CCD2635EED65C.png" manifest:media-type="image/png"/>
  <manifest:file-entry manifest:full-path="Pictures/10000201000003200000025817660620BBE1A2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3" text:anchor-type="char" svg:x="0.547cm" svg:y="0.249cm" svg:width="15.591cm" svg:height="9.236cm" draw:z-index="2"><draw:image xlink:href="Pictures/10000201000003200000025817660620BBE1A22C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" text:anchor-type="char" svg:x="0.547cm" svg:y="0.249cm" svg:width="15.591cm" svg:height="9.236cm" draw:z-index="0"><draw:image xlink:href="Pictures/10000201000003200000025817660620BBE1A22C.png" xlink:type="simple" xlink:show="embed" xlink:actuate="onLoad" loext:mime-type="image/png"/></draw:frame><draw:frame draw:style-name="fr1" draw:name="Image2" text:anchor-type="char" svg:x="0.944cm" svg:y="0.249cm" svg:width="14.691cm" svg:height="10.46cm" draw:z-index="1"><draw:image xlink:href="Pictures/100002010000032000000258896CCD2635EED6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6:59:56.475299756</meta:creation-date>
    <dc:date>2022-03-01T17:21:01.745916896</dc:date>
    <meta:editing-duration>PT10M5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